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P.E 1 : HTML</text:p>
      <text:p text:style-name="P2"/>
      <text:p text:style-name="P2">1,&lt;html&gt; : début du doc HTML</text:p>
      <text:p text:style-name="P2"><text:s text:c="2"/>&lt;head&gt; : entête du document</text:p>
      <text:p text:style-name="P2"><text:s/>&lt;title&gt; : titre du doc</text:p>
      <text:p text:style-name="P2"><text:s/>&lt;body&gt; : corps du doc</text:p>
      <text:p text:style-name="P2"><text:s/>&lt;div&gt;:division de bloc</text:p>
      <text:p text:style-name="P2">&lt;h1&gt; : titre ou sous titres</text:p>
      <text:p text:style-name="P2">&lt;p&gt; : saut de paragraphe</text:p>
      <text:p text:style-name="P2">&lt;em&gt; : mettre en italique</text:p>
      <text:p text:style-name="P2">&lt;strong&gt; : mettre en gras</text:p>
      <text:p text:style-name="P2">&lt;center&gt; : centrer le texte,image...</text:p>
      <text:p text:style-name="P2">&lt;img&gt; : insérer une image</text:p>
      <text:p text:style-name="P2">&lt;br/ &gt;: retour à la ligne</text:p>
      <text:p text:style-name="P2">&lt;font&gt;:permet de changer la taille,la couleur, la police, etc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08:25:17.32</meta:creation-date>
    <meta:document-statistic meta:table-count="0" meta:image-count="0" meta:object-count="0" meta:page-count="1" meta:paragraph-count="14" meta:word-count="74" meta:character-count="390"/>
    <dc:date>2015-09-03T08:47:00.48</dc:date>
    <meta:editing-duration>PT6M12S</meta:editing-duration>
    <meta:editing-cycles>1</meta:editing-cycles>
    <meta:generator>OpenOffice/4.1.1$Win32 OpenOffice.org_project/411m6$Build-9775</meta:generator>
  </office:meta>
</office:document-meta>
</file>